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7.96mm"/>
    </style:style>
    <style:style style:name="co2" style:family="table-column">
      <style:table-column-properties fo:break-before="auto" style:column-width="61.89mm"/>
    </style:style>
    <style:style style:name="co3" style:family="table-column">
      <style:table-column-properties fo:break-before="auto" style:column-width="71.16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148.7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5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is congresso ARS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number-columns-repeated="1019" table:default-cell-style-name="ce57"/>
        <table:table-row table:style-name="ro1">
          <table:table-cell table:style-name="ce54" office:value-type="string" calcext:value-type="string">
            <text:p>Autor 1</text:p>
          </table:table-cell>
          <table:table-cell table:style-name="ce58" office:value-type="string" calcext:value-type="string">
            <text:p>Autor 2</text:p>
          </table:table-cell>
          <table:table-cell table:style-name="ce54" office:value-type="string" calcext:value-type="string">
            <text:p>Autor 3</text:p>
          </table:table-cell>
          <table:table-cell table:style-name="ce54" office:value-type="string" calcext:value-type="string">
            <text:p>Autor 4</text:p>
          </table:table-cell>
          <table:table-cell table:style-name="ce60" office:value-type="string" calcext:value-type="string">
            <text:p>Evento</text:p>
          </table:table-cell>
          <table:table-cell table:style-name="ce58" office:value-type="string" calcext:value-type="string">
            <text:p>Ano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VECCHIO, Angelo del </text:p>
          </table:table-cell>
          <table:table-cell office:value-type="string" calcext:value-type="string">
            <text:p>DIÉGUEZ, Carla Regina Mota Alonso</text:p>
          </table:table-cell>
          <table:table-cell table:number-columns-repeated="2"/>
          <table:table-cell office:value-type="string" calcext:value-type="string">
            <text:p>Congresso Internacional da Associação Latino-Americana de Sociologia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VALLS, Valéria Martin</text:p>
          </table:table-cell>
          <table:table-cell office:value-type="string" calcext:value-type="string">
            <text:p>SOUZA, Adriana Maria</text:p>
          </table:table-cell>
          <table:table-cell table:number-columns-repeated="2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VALLS, Valéria Martin</text:p>
          </table:table-cell>
          <table:table-cell office:value-type="string" calcext:value-type="string">
            <text:p>SOUZA, Adriana Maria</text:p>
          </table:table-cell>
          <table:table-cell office:value-type="string" calcext:value-type="string">
            <text:p>SOUZA, Rosa Maria Andrade Grillo Beretta</text:p>
          </table:table-cell>
          <table:table-cell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VALLS, Valéria Martin</text:p>
          </table:table-cell>
          <table:table-cell office:value-type="string" calcext:value-type="string">
            <text:p>RUEDA, Valéria Matias da Silva</text:p>
          </table:table-cell>
          <table:table-cell office:value-type="string" calcext:value-type="string">
            <text:p>FREITAS, Aline de</text:p>
          </table:table-cell>
          <table:table-cell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SOUZA, Adriana Maria</text:p>
          </table:table-cell>
          <table:table-cell table:number-columns-repeated="3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OUZA, Adriana Maria </text:p>
          </table:table-cell>
          <table:table-cell table:number-columns-repeated="3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OUZA, Adriana Maria</text:p>
          </table:table-cell>
          <table:table-cell office:value-type="string" calcext:value-type="string">
            <text:p>SILVA, Andréia Gonçalves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OUZA, Adriana Maria </text:p>
          </table:table-cell>
          <table:table-cell office:value-type="string" calcext:value-type="string">
            <text:p>MATTOS, Ana Luiza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ILVA, Andréia Gonçalves</text:p>
          </table:table-cell>
          <table:table-cell table:number-columns-repeated="3"/>
          <table:table-cell office:value-type="string" calcext:value-type="string">
            <text:p>Seminário Nacional de Documentação e Informação Jurídicas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ILVA, Andréia Gonçalves</text:p>
          </table:table-cell>
          <table:table-cell table:number-columns-repeated="3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SILVA, Andréia Gonçalves</text:p>
          </table:table-cell>
          <table:table-cell office:value-type="string" calcext:value-type="string">
            <text:p>SILVA, Sadrac Leite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ILVA, Andréia Gonçalves</text:p>
          </table:table-cell>
          <table:table-cell office:value-type="string" calcext:value-type="string">
            <text:p>LARA, Marilda Lopes Ginez de</text:p>
          </table:table-cell>
          <table:table-cell table:number-columns-repeated="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SAVICKAS, Rebeka Lopes</text:p>
          </table:table-cell>
          <table:table-cell office:value-type="string" calcext:value-type="string">
            <text:p>SILVA, Flávia Deus</text:p>
          </table:table-cell>
          <table:table-cell office:value-type="string" calcext:value-type="string">
            <text:p>VALLS, Valéria Martin</text:p>
          </table:table-cell>
          <table:table-cell office:value-type="string" calcext:value-type="string">
            <text:p>MARTINS, Paula Watanabe</text:p>
          </table:table-cell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PIRES, Daniele Cristina Gonçalves Brene</text:p>
          </table:table-cell>
          <table:table-cell office:value-type="string" calcext:value-type="string">
            <text:p>SILVA, José Fernando Modesto da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PIRES, Daniele Cristina Gonçalves Brene</text:p>
          </table:table-cell>
          <table:table-cell office:value-type="string" calcext:value-type="string">
            <text:p>SILVA, José Fernando Modesto da</text:p>
          </table:table-cell>
          <table:table-cell table:number-columns-repeated="2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PAULA, Marciléia Aparecida de</text:p>
          </table:table-cell>
          <table:table-cell office:value-type="string" calcext:value-type="string">
            <text:p>VALLS, Valéria Martin</text:p>
          </table:table-cell>
          <table:table-cell table:number-columns-repeated="2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MAGNO, Maria Ignês Carlos</text:p>
          </table:table-cell>
          <table:table-cell table:number-columns-repeated="3"/>
          <table:table-cell office:value-type="string" calcext:value-type="string">
            <text:p>Conferência Internacional de Cinema, Arte, Tecnologia, Comunicação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MAGNO, Maria Ignês Carlos</text:p>
          </table:table-cell>
          <table:table-cell table:number-columns-repeated="3"/>
          <table:table-cell office:value-type="string" calcext:value-type="string">
            <text:p>Congresso Internacional de Comunicação e Consumo (COMUNICON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MAGNO, Maria Ignês Carlos</text:p>
          </table:table-cell>
          <table:table-cell table:number-columns-repeated="3"/>
          <table:table-cell office:value-type="string" calcext:value-type="string">
            <text:p>Congresso Internacional IBERCOM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MAGNO, Maria Ignês Carlos</text:p>
          </table:table-cell>
          <table:table-cell office:value-type="string" calcext:value-type="string">
            <text:p>GOSCIOLA, Vicente</text:p>
          </table:table-cell>
          <table:table-cell table:number-columns-repeated="2"/>
          <table:table-cell office:value-type="string" calcext:value-type="string">
            <text:p>Conferência Internacional de Cinema, Arte, Tecnologia, Comunicação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FUNARO, Vânia Martins Bueno de Oliveira</text:p>
          </table:table-cell>
          <table:table-cell office:value-type="string" calcext:value-type="string">
            <text:p>VALLS, Valéria Martin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FUNARO, Vânia Martins Bueno de Oliveira</text:p>
          </table:table-cell>
          <table:table-cell office:value-type="string" calcext:value-type="string">
            <text:p>SOUZA, Adriana Maria</text:p>
          </table:table-cell>
          <table:table-cell table:number-columns-repeated="2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</text:p>
          </table:table-cell>
          <table:table-cell table:number-columns-repeated="3"/>
          <table:table-cell office:value-type="string" calcext:value-type="string">
            <text:p><text:s/>Congresso Latino-Americano de Estudos do Trabalho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table:number-columns-repeated="3"/>
          <table:table-cell office:value-type="string" calcext:value-type="string">
            <text:p>Congresso Brasileiro de Sociologia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</text:p>
          </table:table-cell>
          <table:table-cell table:number-columns-repeated="3"/>
          <table:table-cell office:value-type="string" calcext:value-type="string">
            <text:p>Encontro Anual da ANPOCS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office:value-type="string" calcext:value-type="string">
            <text:p>VECCHIO, Angelo del</text:p>
          </table:table-cell>
          <table:table-cell table:number-columns-repeated="2"/>
          <table:table-cell table:style-name="ce61" office:value-type="string" calcext:value-type="string">
            <text:p>Congresso Internacional da Associação de Estudos Brasileiros (BRASA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office:value-type="string" calcext:value-type="string">
            <text:p>SILVEIRA, Luciana</text:p>
          </table:table-cell>
          <table:table-cell office:value-type="string" calcext:value-type="string">
            <text:p>BERGAMIN, Marta de Aguiar</text:p>
          </table:table-cell>
          <table:table-cell/>
          <table:table-cell office:value-type="string" calcext:value-type="string">
            <text:p>Seminário Regional Nordeste da ABET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office:value-type="string" calcext:value-type="string">
            <text:p>SILVEIRA, Luciana</text:p>
          </table:table-cell>
          <table:table-cell office:value-type="string" calcext:value-type="string">
            <text:p>BERGAMIN, Marta de Aguiar</text:p>
          </table:table-cell>
          <table:table-cell/>
          <table:table-cell office:value-type="string" calcext:value-type="string">
            <text:p>Encontro Nacional da ABET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office:value-type="string" calcext:value-type="string">
            <text:p>ALMEIDA, Rodrigo Estramanho de</text:p>
          </table:table-cell>
          <table:table-cell table:number-columns-repeated="2"/>
          <table:table-cell office:value-type="string" calcext:value-type="string">
            <text:p>Congresso Brasileiro de Sociologia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CALLEGARO, Tânia</text:p>
          </table:table-cell>
          <table:table-cell table:number-columns-repeated="3"/>
          <table:table-cell office:value-type="string" calcext:value-type="string">
            <text:p>InSEA EUROPEAN CONGRESS - International Society for Education Through Art (INSEA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AGUIAR, Francisco Lopes de</text:p>
          </table:table-cell>
          <table:table-cell office:value-type="string" calcext:value-type="string">
            <text:p>KOBASHI, Nair Yumiko</text:p>
          </table:table-cell>
          <table:table-cell table:number-columns-repeated="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S, Valéria Martin</text:p>
          </table:table-cell>
          <table:table-cell office:value-type="string" calcext:value-type="string">
            <text:p>SOUZA, Rosa Maria Andrade Grillo Beretta</text:p>
          </table:table-cell>
          <table:table-cell office:value-type="string" calcext:value-type="string">
            <text:p>SOUZA, Adriana Maria de</text:p>
          </table:table-cell>
          <table:table-cell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O, Maria Ignês Carlos</text:p>
          </table:table-cell>
          <table:table-cell office:value-type="string" calcext:value-type="string">
            <text:p>BACCEGA, Maria Aparecida</text:p>
          </table:table-cell>
          <table:table-cell office:value-type="string" calcext:value-type="string">
            <text:p>ANTONACCI, Andréa</text:p>
          </table:table-cell>
          <table:table-cell/>
          <table:table-cell office:value-type="string" calcext:value-type="string">
            <text:p>Congreso de la Asociación Latinoamericana de Investigadores de la Comunicación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O, Maria Ignês Carlos </text:p>
          </table:table-cell>
          <table:table-cell table:number-columns-repeated="3"/>
          <table:table-cell office:value-type="string" calcext:value-type="string">
            <text:p>Congresso Internacional de Comunicação e Consumo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RARAZ, Rogério </text:p>
          </table:table-cell>
          <table:table-cell office:value-type="string" calcext:value-type="string">
            <text:p>MAGNO, Maria Ignês Carlos</text:p>
          </table:table-cell>
          <table:table-cell table:number-columns-repeated="2"/>
          <table:table-cell office:value-type="string" calcext:value-type="string">
            <text:p>Encontro da Compós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ÉGUEZ, Carla Regina Mota Alonso</text:p>
          </table:table-cell>
          <table:table-cell table:number-columns-repeated="3"/>
          <table:table-cell office:value-type="string" calcext:value-type="string">
            <text:p>Encontro Anual da ANPOCS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ÉGUEZ, Carla Regina Mota Alonso</text:p>
          </table:table-cell>
          <table:table-cell table:number-columns-repeated="3"/>
          <table:table-cell office:value-type="string" calcext:value-type="string">
            <text:p>Fazendo Gênero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2:53:50.293219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11:23.310565598</meta:creation-date>
    <dc:date>2018-01-04T12:54:08.044714506</dc:date>
    <meta:editing-duration>PT19M2S</meta:editing-duration>
    <meta:editing-cycles>7</meta:editing-cycles>
    <meta:generator>LibreOffice/5.3.7.2.0$Linux_X86_64 LibreOffice_project/30$Build-2</meta:generator>
    <meta:document-statistic meta:table-count="1" meta:cell-count="148" meta:object-count="0"/>
  </office:meta>
</office:document-meta>
</file>